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style:font-name="Symbol"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-complex="Arial"/>
    </style:style>
    <style:style style:name="T19" style:family="text">
      <style:text-properties style:text-position="0% 100%" fo:language="en" fo:country="US" fo:font-style="normal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ize="10pt" fo:language="en" fo:country="US" style:text-underline-style="none" fo:font-weight="bold" style:font-size-asian="10pt" style:font-name-complex="Arial"/>
    </style:style>
    <style:style style:name="T22" style:family="text">
      <style:text-properties fo:font-size="10pt" fo:language="en" fo:country="US" style:font-size-asian="10pt" style:font-name-complex="Arial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6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7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7"><text:span text:style-name="T17">AT2327 Alarm Dosimeter</text:span><text:span text:style-name="T21"><text:tab/></text:span><text:span text:style-name="T22">Date of calibration: </text:span><text:span text:style-name="T23">$date</text:span><text:span text:style-name="T26">.</text:span></text:p>
      <text:p text:style-name="P8"/>
      <text:p text:style-name="P3"><text:span text:style-name="T22">SN</text:span><text:span text:style-name="T27">: </text:span><text:span text:style-name="T24">$serial</text:span></text:p>
      <text:p text:style-name="P9"/>
      <text:p text:style-name="P13"><text:span text:style-name="T22">Type: </text:span><text:span text:style-name="T25">BDKG-23</text:span></text:p>
      <text:p text:style-name="P9"/>
      <text:p text:style-name="P4">Measurement limits: <text:span text:style-name="T20">BDKG-23: γ 0.1 µGy /h – 100 Gy/h;</text:span></text:p>
      <text:p text:style-name="P7"/>
      <text:p text:style-name="P4">Measurement error: <text:span text:style-name="T20">BDKG-23: ±20%</text:span></text:p>
      <text:p text:style-name="P14"/>
      <text:p text:style-name="P4">Operating conditions: </text:p>
      <text:p text:style-name="P25"><text:span text:style-name="T6">- Air temperature<text:tab/></text:span><text:span text:style-name="T18"><text:tab/><text:tab/><text:tab/><text:tab/>+</text:span><text:span text:style-name="T6">$temp</text:span><text:span text:style-name="T18"> °</text:span><text:span text:style-name="T6">C</text:span></text:p>
      <text:p text:style-name="P26">- Atmospheric pressure<text:tab/><text:tab/><text:tab/><text:tab/>98,5 kPa</text:p>
      <text:p text:style-name="P26">- Relative humidity<text:tab/><text:tab/><text:tab/><text:tab/>$vlag %</text:p>
      <text:p text:style-name="P27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0">Calibration means:</text:p>
      <text:p text:style-name="P38">- $eng_facility_110;</text:p>
      <text:p text:style-name="P39">- $eng_facility_130;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5"><text:span text:style-name="T4">BDKG-23 (</text:span><text:span text:style-name="T9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<text:span text:style-name="T4">Kerma rate at check point</text:span> <text:span text:style-name="T11">Ḣ</text:span><text:span text:style-name="T13">oi</text:span><text:span text:style-name="T19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<text:span text:style-name="T4">Distan-ce to source</text:span>, </text:p>
            <text:p text:style-name="P32">R, сm</text:p>
          </table:table-cell>
          <table:table-cell table:style-name="t1.B2" table:number-columns-spanned="5" office:value-type="string">
            <text:p text:style-name="P23"><text:span text:style-name="T4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7">Relative gamma radiation dose rate measure-ment</text:span> <text:span text:style-name="T4">error</text:span></text:p>
            <text:p text:style-name="P35"><text:span text:style-name="T16">θ</text:span><text:span text:style-name="T14">пр</text:span><text:span text:style-name="T13">i</text:span><text:span text:style-name="T15">,</text:span> %</text:p>
          </table:table-cell>
          <table:table-cell table:style-name="t1.B2" table:number-rows-spanned="3" office:value-type="string">
            <text:p text:style-name="P33"><text:span text:style-name="T4">Confidence limit of the intrinsic <text:s/>relative error</text:span> <text:span text:style-name="T8">Δ</text:span><text:span text:style-name="T13">i</text:span><text:span text:style-name="T4">,</text:span> % <text:span text:style-name="T4">during calibration</text:span></text:p>
          </table:table-cell>
          <table:table-cell table:style-name="t1.K2" table:number-rows-spanned="3" office:value-type="string">
            <text:p text:style-name="P28"><text:span text:style-name="T4">Limits of intrinsic relative error</text:span>, </text:p>
            <text:p text:style-name="P28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4">Back-ground</text:span>, <text:span text:style-name="T5">nGy</text:span><text:span text:style-name="T11">/</text:span><text:span text:style-name="T5">h</text:span></text:p>
          </table:table-cell>
          <table:table-cell table:style-name="t1.D3" table:number-columns-spanned="3" office:value-type="string">
            <text:p text:style-name="P23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5">H</text:span><text:span text:style-name="T12">2</text:span></text:p>
          </table:table-cell>
          <table:table-cell table:style-name="t1.D3" office:value-type="string">
            <text:p text:style-name="P23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<text:span text:style-name="T4">Gy</text:span>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<text:span text:style-name="T4">Gy </text:span>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70 µ<text:span text:style-name="T4">Gy </text:span>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0,7 m<text:span text:style-name="T4">Gy </text:span>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4">Gy </text:span>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4">Gy </text:span>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15">0,7</text:span> <text:span text:style-name="T4">Gy</text:span>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4">Gy</text:span>/h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4">40</text:span> <text:span text:style-name="T4">Gy</text:span>/h</text:p>
          </table:table-cell>
          <table:table-cell table:style-name="t1.B13" office:value-type="string">
            <text:p text:style-name="P12">$1-3<text:span text:style-name="T4">8.</text:span></text:p>
          </table:table-cell>
          <table:table-cell table:style-name="t1.B13" office:value-type="string">
            <text:p text:style-name="P12">$1-4<text:span text:style-name="T4">8.</text:span></text:p>
          </table:table-cell>
          <table:table-cell table:style-name="t1.B13" office:value-type="string">
            <text:p text:style-name="P12">$1-5<text:span text:style-name="T4">8.</text:span></text:p>
          </table:table-cell>
          <table:table-cell table:style-name="t1.B13" office:value-type="string">
            <text:p text:style-name="P12">$1-6<text:span text:style-name="T4">8.</text:span></text:p>
          </table:table-cell>
          <table:table-cell table:style-name="t1.B13" office:value-type="string">
            <text:p text:style-name="P12">$1-7<text:span text:style-name="T4">8.</text:span></text:p>
          </table:table-cell>
          <table:table-cell table:style-name="t1.B13" office:value-type="string">
            <text:p text:style-name="P12">$1-8<text:span text:style-name="T4">8.</text:span></text:p>
          </table:table-cell>
          <table:table-cell table:style-name="t1.B13" office:value-type="string">
            <text:p text:style-name="P12">$1-0<text:span text:style-name="T4">8.</text:span></text:p>
          </table:table-cell>
          <table:table-cell table:style-name="t1.B13" office:value-type="string">
            <text:p text:style-name="P12">$1-1<text:span text:style-name="T4">8.</text:span></text:p>
          </table:table-cell>
          <table:table-cell table:style-name="t1.B13" office:value-type="string">
            <text:p text:style-name="P12">$1-2<text:span text:style-name="T4">8.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8:51.77</dc:date>
    <meta:print-date>2019-04-03T15:18:00</meta:print-date>
    <meta:editing-cycles>153</meta:editing-cycles>
    <meta:editing-duration>PT10H42M18S</meta:editing-duration>
    <meta:generator>OpenOffice/4.1.6$Win32 OpenOffice.org_project/416m1$Build-9790</meta:generator>
    <meta:document-statistic meta:table-count="2" meta:image-count="1" meta:object-count="0" meta:page-count="1" meta:paragraph-count="134" meta:word-count="239" meta:character-count="1567"/>
  </office:meta>
</office:document-meta>
</file>